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2075in"/>
    </style:style>
    <style:style style:name="co4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Mart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mailto:matt.martin@rutgers.edu" xlink:type="simple">matt.martin@rutgers.edu</text:a></text:p>
          </table:table-cell>
          <table:table-cell office:value-type="string" calcext:value-type="string">
            <text:p>mattmart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https://avatars2.githubusercontent.com/u/14875183?v=3&amp;s=4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Jane</text:p>
          </table:table-cell>
          <table:table-cell office:value-type="string" calcext:value-type="string">
            <text:p>Smi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mailto:jane.smith@gmail.com" xlink:type="simple">jane.smith@gmail.com</text:a></text:p>
          </table:table-cell>
          <table:table-cell office:value-type="string" calcext:value-type="string">
            <text:p>JS_eating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<text:a xlink:href="http://static2.businessinsider.com/image/51cb10a76bb3f7f266000005/the-most-connected" xlink:type="simple">http://static2.businessinsider.com/image/51cb10a76bb3f7f266000005/the-most-connected</text:a>-woman-on-linkedin-shares-the-secret-to-networking.jpg</text:p>
          </table:table-cell>
          <table:table-cell table:number-columns-repeated="2" office:value-type="string" calcext:value-type="string">
            <text:p>female</text:p>
          </table:table-cell>
        </table:table-row>
        <table:table-row table:style-name="ro1">
          <table:table-cell/>
          <table:table-cell office:value-type="string" calcext:value-type="string">
            <text:p>Steven</text:p>
          </table:table-cell>
          <table:table-cell office:value-type="string" calcext:value-type="string">
            <text:p>Joy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mailto:Steve@aol.com" xlink:type="simple">Steve@aol.com</text:a></text:p>
          </table:table-cell>
          <table:table-cell office:value-type="string" calcext:value-type="string">
            <text:p>pizzaman5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http://imblogginghere.com/techblog/wp-content/uploads/2011/06/hareesh-google-dude-350x350.jpg</text:p>
          </table:table-cell>
          <table:table-cell office:value-type="string" calcext:value-type="string">
            <text:p>msle</text:p>
          </table:table-cell>
          <table:table-cell office:value-type="string" calcext:value-type="string">
            <text:p>nopref</text:p>
          </table:table-cell>
        </table:table-row>
        <table:table-row table:style-name="ro1">
          <table:table-cell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mailto:homerj@gmail.com" xlink:type="simple">homerj@gmail.com</text:a></text:p>
          </table:table-cell>
          <table:table-cell office:value-type="string" calcext:value-type="string">
            <text:p>isoDoh</text:p>
          </table:table-cell>
          <table:table-cell office:value-type="string" calcext:value-type="string">
            <text:p>bartsucks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ttp://www.yourtv.com.au/img/blog/homer-simpson.jp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pr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8:46:21.684885504</meta:creation-date>
    <dc:date>2016-05-20T09:06:52.244179225</dc:date>
    <meta:editing-duration>PT5M10S</meta:editing-duration>
    <meta:editing-cycles>1</meta:editing-cycles>
    <meta:document-statistic meta:table-count="1" meta:cell-count="44" meta:object-count="0"/>
    <meta:generator>LibreOffice/4.3.3.2$Linux_X86_64 LibreOffice_project/430m0$Build-2</meta:generator>
  </office:meta>
</office:document-meta>
</file>